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55cm" svg:height="9.004cm" svg:x="0.028cm" svg:y="2.311cm">
            <draw:object draw:notify-on-update-of-ranges="Hoja1.A1:Hoja1.A1 Hoja1.A2:Hoja1.A4 Hoja1.B1:Hoja1.B1 Hoja1.B2:Hoja1.B4 Hoja1.C1:Hoja1.C1 Hoja1.C2:Hoja1.C4 Hoja1.D1:Hoja1.D1 Hoja1.D2:Hoja1.D4 Hoja1.E1:Hoja1.E1 Hoja1.E2:Hoja1.E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818cm" svg:height="9.005cm" svg:x="0.11cm" svg:y="14.981cm">
            <draw:object draw:notify-on-update-of-ranges="Hoja1.A29:Hoja1.A29 Hoja1.A30:Hoja1.A32 Hoja1.B29:Hoja1.B29 Hoja1.B30:Hoja1.B32 Hoja1.C29:Hoja1.C29 Hoja1.C30:Hoja1.C32 Hoja1.D29:Hoja1.D29 Hoja1.D30:Hoja1.D32 Hoja1.E29:Hoja1.E29 Hoja1.E30:Hoja1.E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1cm" svg:height="9.005cm" svg:x="0.055cm" svg:y="27.146cm">
            <draw:object draw:notify-on-update-of-ranges="Hoja1.A56:Hoja1.A56 Hoja1.A57:Hoja1.A59 Hoja1.B56:Hoja1.B56 Hoja1.B57:Hoja1.B59 Hoja1.C56:Hoja1.C56 Hoja1.C57:Hoja1.C5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Time per request</text:p>
          </table:table-cell>
        </table:table-row>
        <table:table-row table:style-name="ro1">
          <table:table-cell office:value-type="string" calcext:value-type="string">
            <text:p>Máquina individual</text:p>
          </table:table-cell>
          <table:table-cell office:value-type="float" office:value="703.7094" calcext:value-type="float">
            <text:p>703,7094</text:p>
          </table:table-cell>
          <table:table-cell office:value-type="float" office:value="8823.2" calcext:value-type="float">
            <text:p>8823,2</text:p>
          </table:table-cell>
          <table:table-cell office:value-type="float" office:value="142.142" calcext:value-type="float">
            <text:p>142,142</text:p>
          </table:table-cell>
          <table:table-cell office:value-type="float" office:value="703.709" calcext:value-type="float">
            <text:p>703,709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401.2354" calcext:value-type="float">
            <text:p>401,2354</text:p>
          </table:table-cell>
          <table:table-cell office:value-type="float" office:value="10330" calcext:value-type="float">
            <text:p>10330</text:p>
          </table:table-cell>
          <table:table-cell office:value-type="float" office:value="249.494" calcext:value-type="float">
            <text:p>249,494</text:p>
          </table:table-cell>
          <table:table-cell office:value-type="float" office:value="401.2354" calcext:value-type="float">
            <text:p>401,2354</text:p>
          </table:table-cell>
        </table:table-row>
        <table:table-row table:style-name="ro1">
          <table:table-cell office:value-type="string" calcext:value-type="string">
            <text:p>Ha-proxy</text:p>
          </table:table-cell>
          <table:table-cell office:value-type="float" office:value="439.3574" calcext:value-type="float">
            <text:p>439,3574</text:p>
          </table:table-cell>
          <table:table-cell office:value-type="float" office:value="10154.2" calcext:value-type="float">
            <text:p>10154,2</text:p>
          </table:table-cell>
          <table:table-cell office:value-type="float" office:value="227.738" calcext:value-type="float">
            <text:p>227,738</text:p>
          </table:table-cell>
          <table:table-cell office:value-type="float" office:value="439.3574" calcext:value-type="float">
            <text:p>439,3574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: connections</text:p>
          </table:table-cell>
          <table:table-cell office:value-type="string" calcext:value-type="string">
            <text:p>Total: replies</text:p>
          </table:table-cell>
          <table:table-cell office:value-type="string" calcext:value-type="string">
            <text:p>Requests rate</text:p>
          </table:table-cell>
          <table:table-cell office:value-type="string" calcext:value-type="string">
            <text:p>Errors: total</text:p>
          </table:table-cell>
        </table:table-row>
        <table:table-row table:style-name="ro1">
          <table:table-cell office:value-type="string" calcext:value-type="string">
            <text:p>Máquina individual</text:p>
          </table:table-cell>
          <table:table-cell office:value-type="float" office:value="27000" calcext:value-type="float">
            <text:p>27000</text:p>
          </table:table-cell>
          <table:table-cell office:value-type="float" office:value="24723.4" calcext:value-type="float">
            <text:p>24723,4</text:p>
          </table:table-cell>
          <table:table-cell office:value-type="float" office:value="136.22" calcext:value-type="float">
            <text:p>136,22</text:p>
          </table:table-cell>
          <table:table-cell office:value-type="float" office:value="2276.6" calcext:value-type="float">
            <text:p>2276,6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27000" calcext:value-type="float">
            <text:p>27000</text:p>
          </table:table-cell>
          <table:table-cell office:value-type="float" office:value="26345.6" calcext:value-type="float">
            <text:p>26345,6</text:p>
          </table:table-cell>
          <table:table-cell office:value-type="float" office:value="149.58" calcext:value-type="float">
            <text:p>149,58</text:p>
          </table:table-cell>
          <table:table-cell office:value-type="float" office:value="654.4" calcext:value-type="float">
            <text:p>654,4</text:p>
          </table:table-cell>
        </table:table-row>
        <table:table-row table:style-name="ro1">
          <table:table-cell office:value-type="string" calcext:value-type="string">
            <text:p>Ha-proxy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TPS</text:p>
          </table:table-cell>
          <table:table-cell office:value-type="string" calcext:value-type="string">
            <text:p>Avg. Respons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quina individual</text:p>
          </table:table-cell>
          <table:table-cell office:value-type="float" office:value="141.312" calcext:value-type="float">
            <text:p>141,312</text:p>
          </table:table-cell>
          <table:table-cell office:value-type="float" office:value="0.705" calcext:value-type="float">
            <text:p>0,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233.244" calcext:value-type="float">
            <text:p>233,244</text:p>
          </table:table-cell>
          <table:table-cell office:value-type="float" office:value="0.423" calcext:value-type="float">
            <text:p>0,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-proxy</text:p>
          </table:table-cell>
          <table:table-cell office:value-type="float" office:value="231.384" calcext:value-type="float">
            <text:p>231,384</text:p>
          </table:table-cell>
          <table:table-cell office:value-type="float" office:value="0.4294" calcext:value-type="float">
            <text:p>0,42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7:54:05.900185847</meta:creation-date>
    <dc:date>2015-04-20T18:15:54.292764076</dc:date>
    <meta:editing-duration>P0D</meta:editing-duration>
    <meta:editing-cycles>1</meta:editing-cycles>
    <meta:document-statistic meta:table-count="1" meta:cell-count="49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56cm" svg:height="9.005cm" xlink:href=".." xlink:type="simple" chart:class="chart:bar" chart:style-name="ch1">
        <chart:title svg:x="5.162cm" svg:y="0.369cm" chart:style-name="ch2">
          <text:p>Media Apache Benchmark </text:p>
        </chart:title>
        <chart:legend chart:legend-position="end" svg:x="11.947cm" svg:y="3.456cm" style:legend-expansion="high" chart:style-name="ch3"/>
        <chart:plot-area chart:style-name="ch4" table:cell-range-address="Hoja1.A1:Hoja1.E4" chart:data-source-has-labels="both" svg:x="0.319cm" svg:y="1.301cm" svg:width="11.309cm" svg:height="7.5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35cm" svg:y="1.301cm" svg:width="10.054cm" svg:height="6.8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A2:Hoja1.A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1.B2:Hoja1.B4" chart:label-cell-address="Hoja1.B1:Hoja1.B1" chart:class="chart:bar">
            <chart:data-point chart:repeated="3"/>
          </chart:series>
          <chart:series chart:style-name="ch9" chart:values-cell-range-address="Hoja1.C2:Hoja1.C4" chart:label-cell-address="Hoja1.C1:Hoja1.C1" chart:class="chart:bar">
            <chart:data-point chart:repeated="3"/>
          </chart:series>
          <chart:series chart:style-name="ch10" chart:values-cell-range-address="Hoja1.D2:Hoja1.D4" chart:label-cell-address="Hoja1.D1:Hoja1.D1" chart:class="chart:bar">
            <chart:data-point chart:repeated="3"/>
          </chart:series>
          <chart:series chart:style-name="ch11" chart:values-cell-range-address="Hoja1.E2:Hoja1.E4" chart:label-cell-address="Hoja1.E1:Hoja1.E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Hoja1.B1:Hoja1.B1</svg:desc>
                </draw:g>
              </table:table-cell>
              <table:table-cell office:value-type="string">
                <text:p>Failed requests</text:p>
                <draw:g>
                  <svg:desc>Hoja1.C1:Hoja1.C1</svg:desc>
                </draw:g>
              </table:table-cell>
              <table:table-cell office:value-type="string">
                <text:p>Requests per second</text:p>
                <draw:g>
                  <svg:desc>Hoja1.D1:Hoja1.D1</svg:desc>
                </draw:g>
              </table:table-cell>
              <table:table-cell office:value-type="string">
                <text:p>Time per request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áquina individual</text:p>
                <draw:g>
                  <svg:desc>Hoja1.A2:Hoja1.A4</svg:desc>
                </draw:g>
              </table:table-cell>
              <table:table-cell office:value-type="float" office:value="703.7094">
                <text:p>703.7094</text:p>
                <draw:g>
                  <svg:desc>Hoja1.B2:Hoja1.B4</svg:desc>
                </draw:g>
              </table:table-cell>
              <table:table-cell office:value-type="float" office:value="8823.2">
                <text:p>8823.2</text:p>
                <draw:g>
                  <svg:desc>Hoja1.C2:Hoja1.C4</svg:desc>
                </draw:g>
              </table:table-cell>
              <table:table-cell office:value-type="float" office:value="142.142">
                <text:p>142.142</text:p>
                <draw:g>
                  <svg:desc>Hoja1.D2:Hoja1.D4</svg:desc>
                </draw:g>
              </table:table-cell>
              <table:table-cell office:value-type="float" office:value="703.709">
                <text:p>703.709</text:p>
                <draw:g>
                  <svg:desc>Hoja1.E2:Hoja1.E4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401.2354">
                <text:p>401.2354</text:p>
              </table:table-cell>
              <table:table-cell office:value-type="float" office:value="10330">
                <text:p>10330</text:p>
              </table:table-cell>
              <table:table-cell office:value-type="float" office:value="249.494">
                <text:p>249.494</text:p>
              </table:table-cell>
              <table:table-cell office:value-type="float" office:value="401.2354">
                <text:p>401.2354</text:p>
              </table:table-cell>
            </table:table-row>
            <table:table-row>
              <table:table-cell office:value-type="string">
                <text:p>Ha-proxy</text:p>
              </table:table-cell>
              <table:table-cell office:value-type="float" office:value="439.3574">
                <text:p>439.3574</text:p>
              </table:table-cell>
              <table:table-cell office:value-type="float" office:value="10154.2">
                <text:p>10154.2</text:p>
              </table:table-cell>
              <table:table-cell office:value-type="float" office:value="227.738">
                <text:p>227.738</text:p>
              </table:table-cell>
              <table:table-cell office:value-type="float" office:value="439.3574">
                <text:p>439.3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9cm" svg:height="9.006cm" xlink:href=".." xlink:type="simple" chart:class="chart:bar" chart:style-name="ch1">
        <chart:title svg:x="6.529cm" svg:y="0.316cm" chart:style-name="ch2">
          <text:p>Media httperf</text:p>
        </chart:title>
        <chart:legend chart:legend-position="end" svg:x="12.286cm" svg:y="3.457cm" style:legend-expansion="high" chart:style-name="ch3"/>
        <chart:plot-area chart:style-name="ch4" table:cell-range-address="Hoja1.A29:Hoja1.E32" chart:data-source-has-labels="both" svg:x="0.316cm" svg:y="1.301cm" svg:width="11.654cm" svg:height="7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42cm" svg:y="1.301cm" svg:width="10.379cm" svg:height="6.8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A30:Hoja1.A3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1.B30:Hoja1.B32" chart:label-cell-address="Hoja1.B29:Hoja1.B29" chart:class="chart:bar">
            <chart:data-point chart:repeated="3"/>
          </chart:series>
          <chart:series chart:style-name="ch9" chart:values-cell-range-address="Hoja1.C30:Hoja1.C32" chart:label-cell-address="Hoja1.C29:Hoja1.C29" chart:class="chart:bar">
            <chart:data-point chart:repeated="3"/>
          </chart:series>
          <chart:series chart:style-name="ch10" chart:values-cell-range-address="Hoja1.D30:Hoja1.D32" chart:label-cell-address="Hoja1.D29:Hoja1.D29" chart:class="chart:bar">
            <chart:data-point chart:repeated="3"/>
          </chart:series>
          <chart:series chart:style-name="ch11" chart:values-cell-range-address="Hoja1.E30:Hoja1.E32" chart:label-cell-address="Hoja1.E29:Hoja1.E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: connections</text:p>
                <draw:g>
                  <svg:desc>Hoja1.B29:Hoja1.B29</svg:desc>
                </draw:g>
              </table:table-cell>
              <table:table-cell office:value-type="string">
                <text:p>Total: replies</text:p>
                <draw:g>
                  <svg:desc>Hoja1.C29:Hoja1.C29</svg:desc>
                </draw:g>
              </table:table-cell>
              <table:table-cell office:value-type="string">
                <text:p>Requests rate</text:p>
                <draw:g>
                  <svg:desc>Hoja1.D29:Hoja1.D29</svg:desc>
                </draw:g>
              </table:table-cell>
              <table:table-cell office:value-type="string">
                <text:p>Errors: total</text:p>
                <draw:g>
                  <svg:desc>Hoja1.E29:Hoja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áquina individual</text:p>
                <draw:g>
                  <svg:desc>Hoja1.A30:Hoja1.A32</svg:desc>
                </draw:g>
              </table:table-cell>
              <table:table-cell office:value-type="float" office:value="27000">
                <text:p>27000</text:p>
                <draw:g>
                  <svg:desc>Hoja1.B30:Hoja1.B32</svg:desc>
                </draw:g>
              </table:table-cell>
              <table:table-cell office:value-type="float" office:value="24723.4">
                <text:p>24723.4</text:p>
                <draw:g>
                  <svg:desc>Hoja1.C30:Hoja1.C32</svg:desc>
                </draw:g>
              </table:table-cell>
              <table:table-cell office:value-type="float" office:value="136.22">
                <text:p>136.22</text:p>
                <draw:g>
                  <svg:desc>Hoja1.D30:Hoja1.D32</svg:desc>
                </draw:g>
              </table:table-cell>
              <table:table-cell office:value-type="float" office:value="2276.6">
                <text:p>2276.6</text:p>
                <draw:g>
                  <svg:desc>Hoja1.E30:Hoja1.E32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7000">
                <text:p>27000</text:p>
              </table:table-cell>
              <table:table-cell office:value-type="float" office:value="26345.6">
                <text:p>26345.6</text:p>
              </table:table-cell>
              <table:table-cell office:value-type="float" office:value="149.58">
                <text:p>149.58</text:p>
              </table:table-cell>
              <table:table-cell office:value-type="float" office:value="654.4">
                <text:p>654.4</text:p>
              </table:table-cell>
            </table:table-row>
            <table:table-row>
              <table:table-cell office:value-type="string">
                <text:p>Ha-proxy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bar" chart:style-name="ch1">
        <chart:title svg:x="6.321cm" svg:y="0.316cm" chart:style-name="ch2">
          <text:p>Media Openload</text:p>
        </chart:title>
        <chart:legend chart:legend-position="end" svg:x="12.16cm" svg:y="3.955cm" style:legend-expansion="high" chart:style-name="ch3"/>
        <chart:plot-area chart:style-name="ch4" table:cell-range-address="Hoja1.A56:Hoja1.C59" chart:data-source-has-labels="both" svg:x="0.32cm" svg:y="1.301cm" svg:width="11.52cm" svg:height="7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7cm" svg:y="1.337cm" svg:width="10.713cm" svg:height="6.8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A57:Hoja1.A5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1.B57:Hoja1.B59" chart:label-cell-address="Hoja1.B56:Hoja1.B56" chart:class="chart:bar">
            <chart:data-point chart:repeated="3"/>
          </chart:series>
          <chart:series chart:style-name="ch9" chart:values-cell-range-address="Hoja1.C57:Hoja1.C59" chart:label-cell-address="Hoja1.C56:Hoja1.C5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</text:p>
                <draw:g>
                  <svg:desc>Hoja1.B56:Hoja1.B56</svg:desc>
                </draw:g>
              </table:table-cell>
              <table:table-cell office:value-type="string">
                <text:p>Avg. Response time</text:p>
                <draw:g>
                  <svg:desc>Hoja1.C56:Hoja1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áquina individual</text:p>
                <draw:g>
                  <svg:desc>Hoja1.A57:Hoja1.A59</svg:desc>
                </draw:g>
              </table:table-cell>
              <table:table-cell office:value-type="float" office:value="141.312">
                <text:p>141.312</text:p>
                <draw:g>
                  <svg:desc>Hoja1.B57:Hoja1.B59</svg:desc>
                </draw:g>
              </table:table-cell>
              <table:table-cell office:value-type="float" office:value="0.705">
                <text:p>0.705</text:p>
                <draw:g>
                  <svg:desc>Hoja1.C57:Hoja1.C59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33.244">
                <text:p>233.244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Ha-proxy</text:p>
              </table:table-cell>
              <table:table-cell office:value-type="float" office:value="231.384">
                <text:p>231.384</text:p>
              </table:table-cell>
              <table:table-cell office:value-type="float" office:value="0.4294">
                <text:p>0.4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